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lorProfileUtil.isDefaultsRGB( ICC_Profile pro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lorProfileUtil.getICCProfileDescription( ICC_Profile pro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